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25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023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31cm"/>
    </style:style>
    <style:style style:name="gr7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57cm" fo:min-width="4.5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cm" fo:min-width="4.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Arial" style:font-family-generic="swiss" style:font-pitch="variable" fo:font-size="9pt" style:font-size-asian="9pt" style:font-size-complex="9pt"/>
    </style:style>
    <style:style style:name="P3" style:family="paragraph">
      <style:text-properties fo:font-family="Arial" style:font-family-generic="swiss" style:font-pitch="variable" fo:font-size="9pt" style:font-size-asian="9pt" style:font-size-complex="9pt"/>
    </style:style>
    <style:style style:name="P4" style:family="paragraph">
      <style:paragraph-properties fo:text-align="end"/>
      <style:text-properties fo:font-family="'Bitstream Vera Sans'" style:font-family-generic="swiss" style:font-pitch="variable" fo:font-size="9pt" style:font-size-asian="9pt" style:font-size-complex="9pt"/>
    </style:style>
    <style:style style:name="P5" style:family="paragraph">
      <style:text-properties fo:font-family="'Bitstream Vera Sans'" style:font-family-generic="swiss" style:font-pitch="variable" fo:font-size="9pt" style:font-size-asian="9pt" style:font-size-complex="9pt"/>
    </style:style>
    <style:style style:name="P6" style:family="paragraph">
      <style:paragraph-properties fo:text-align="center"/>
      <style:text-properties fo:font-family="'Bitstream Vera Sans'" style:font-family-generic="swiss" style:font-pitch="variable" fo:font-size="12pt" style:font-size-asian="12pt" style:font-size-complex="12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9pt" style:font-size-asian="9pt" style:font-size-complex="9pt"/>
    </style:style>
    <style:style style:name="T2" style:family="text">
      <style:text-properties fo:font-family="Arial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style:style style:name="T4" style:family="text">
      <style:text-properties fo:font-family="'Bitstream Vera Sans'" style:font-family-generic="swiss" style:font-pitch="variable" fo:font-size="9pt" style:font-size-asian="9pt" style:font-size-complex="9pt"/>
    </style:style>
    <style:style style:name="T5" style:family="text">
      <style:text-properties fo:font-family="Arial" style:font-family-generic="swiss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0.963cm" svg:x="0.1cm" svg:y="0cm">
          <draw:text-box>
            <text:p text:style-name="P1"><text:span text:style-name="T1">Aufkleber auf der Netzwerkdose:</text:span></text:p>
          </draw:text-box>
        </draw:frame>
        <draw:frame draw:style-name="gr1" draw:text-style-name="P2" draw:layer="layout" svg:width="3cm" svg:height="0.607cm" svg:x="0.1cm" svg:y="1.52cm">
          <draw:text-box>
            <text:p text:style-name="P1"><text:span text:style-name="T1">IP-Adresse:</text:span></text:p>
          </draw:text-box>
        </draw:frame>
        <draw:frame draw:style-name="gr2" draw:text-style-name="P3" draw:layer="layout" svg:width="3.5cm" svg:height="0.607cm" svg:x="2.7cm" svg:y="1.52cm">
          <draw:text-box>
            <text:p><text:span text:style-name="T1">10.150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07cm" svg:x="2.7cm" svg:y="2.82cm">
          <draw:text-box>
            <text:p><text:span text:style-name="T1">10.150.</text:span><text:span text:style-name="T2">xxx</text:span><text:span text:style-name="T3">.254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6" draw:text-style-name="P2" draw:layer="layout" svg:width="2.951cm" svg:height="0.963cm" svg:x="0.1cm" svg:y="4.246cm">
          <draw:text-box>
            <text:p text:style-name="P1"><text:span text:style-name="T1">Aufkleber auf der Netzwerkdose:</text:span></text:p>
          </draw:text-box>
        </draw:frame>
        <draw:frame draw:style-name="gr1" draw:text-style-name="P2" draw:layer="layout" svg:width="3cm" svg:height="0.607cm" svg:x="0.1cm" svg:y="5.72cm">
          <draw:text-box>
            <text:p text:style-name="P1"><text:span text:style-name="T1">IP-Adresse:</text:span></text:p>
          </draw:text-box>
        </draw:frame>
        <draw:frame draw:style-name="gr1" draw:text-style-name="P3" draw:layer="layout" svg:width="3.5cm" svg:height="0.607cm" svg:x="2.7cm" svg:y="5.72cm">
          <draw:text-box>
            <text:p><text:span text:style-name="T1">10.150.</text:span><text:span text:style-name="T5">243</text:span><text:span text:style-name="T3">.</text:span><text:span text:style-name="T5">16</text:span></text:p>
          </draw:text-box>
        </draw:frame>
        <draw:frame draw:style-name="gr1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724cm" svg:height="0.607cm" svg:x="2.7cm" svg:y="7.027cm">
          <draw:text-box>
            <text:p><text:span text:style-name="T1">10.150.</text:span><text:span text:style-name="T5">243</text:span><text:span text:style-name="T3">.254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7" draw:text-style-name="P6" draw:layer="layout" svg:width="7.4cm" svg:height="3.4cm" svg:x="0.2cm" svg:y="4.227cm">
          <text:p/>
        </draw:rect>
        <draw:frame draw:style-name="gr8" draw:text-style-name="P5" draw:layer="layout" svg:width="1.848cm" svg:height="0.624cm" svg:x="0cm" svg:y="3.627cm">
          <draw:text-box>
            <text:p><text:span text:style-name="T4">Beispiel:</text:span></text:p>
          </draw:text-box>
        </draw:frame>
        <draw:frame draw:style-name="gr9" draw:text-style-name="P7" draw:layer="layout" svg:width="5.2cm" svg:height="0.607cm" svg:x="2.7cm" svg:y="0.22cm">
          <draw:text-box>
            <text:p><text:span text:style-name="T6">10.150.</text:span><text:span text:style-name="T7">xxx</text:span><text:span text:style-name="T8">.</text:span><text:span text:style-name="T7">yyy</text:span><text:span text:style-name="T8"> - 10.150</text:span><text:span text:style-name="T7">.xxx.zzz</text:span></text:p>
          </draw:text-box>
        </draw:frame>
        <draw:frame draw:style-name="gr10" draw:text-style-name="P7" draw:layer="layout" svg:width="4.876cm" svg:height="0.607cm" svg:x="2.7cm" svg:y="4.42cm">
          <draw:text-box>
            <text:p><text:span text:style-name="T6">10.150.</text:span><text:span text:style-name="T9">243</text:span><text:span text:style-name="T8">.</text:span><text:span text:style-name="T9">16</text:span><text:span text:style-name="T8"> - 10.150</text:span><text:span text:style-name="T7">.243.23</text:span></text:p>
          </draw:text-box>
        </draw:frame>
        <draw:rect draw:style-name="gr7" draw:text-style-name="P8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5" draw:display-name="Arrowheads 5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1-29T15:39:55</dc:date>
    <meta:editing-duration>PT00H02M35S</meta:editing-duration>
    <meta:editing-cycles>1</meta:editing-cycles>
    <meta:document-statistic meta:object-count="21"/>
    <meta:generator>OpenOffice.org/3.1$Unix OpenOffice.org_project/310m19$Build-9420</meta:generator>
  </office:meta>
</office:document-meta>
</file>